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8" style:parent-style-name="Standardnípísmoodstavce" style:family="text">
      <style:text-properties style:font-name-complex="Calibri" style:font-size-complex="11.5pt" fo:language="en" fo:country="US"/>
    </style:style>
    <style:style style:name="T19" style:parent-style-name="Standardnípísmoodstavce" style:family="text">
      <style:text-properties style:font-name-complex="Calibri" style:font-size-complex="11.5pt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1" style:parent-style-name="Standardnípísmoodstavce" style:family="text">
      <style:text-properties style:font-name-complex="Calibri" style:font-size-complex="11.5pt" fo:language="en" fo:country="US"/>
    </style:style>
    <style:style style:name="T22" style:parent-style-name="Standardnípísmoodstavce" style:family="text">
      <style:text-properties style:font-name-complex="Calibri" style:font-size-complex="11.5pt"/>
    </style:style>
    <style:style style:name="T23" style:parent-style-name="Standardnípísmoodstavce" style:family="text">
      <style:text-properties style:font-name-complex="Calibri" style:font-size-complex="11.5pt"/>
    </style:style>
    <style:style style:name="P24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25" style:parent-style-name="Standardnípísmoodstavce" style:family="text">
      <style:text-properties style:font-name-complex="Calibri" style:font-size-complex="11.5pt" fo:language="en" fo:country="US"/>
    </style:style>
    <style:style style:name="T26" style:parent-style-name="Standardnípísmoodstavce" style:family="text">
      <style:text-properties style:font-name-complex="Calibri" style:font-size-complex="11.5pt"/>
    </style:style>
    <style:style style:name="P27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28" style:parent-style-name="Standardnípísmoodstavce" style:family="text">
      <style:text-properties style:font-name-complex="Calibri" style:font-size-complex="11.5pt" fo:language="en" fo:country="US"/>
    </style:style>
    <style:style style:name="T29" style:parent-style-name="Standardnípísmoodstavce" style:family="text">
      <style:text-properties style:font-name-complex="Calibri" style:font-size-complex="11.5pt"/>
    </style:style>
    <style:style style:name="T30" style:parent-style-name="Standardnípísmoodstavce" style:family="text">
      <style:text-properties style:font-name-complex="Calibri" style:font-size-complex="11.5pt"/>
    </style:style>
    <style:style style:name="T31" style:parent-style-name="Standardnípísmoodstavce" style:family="text">
      <style:text-properties style:font-name-complex="Calibri" style:font-size-complex="11.5pt"/>
    </style:style>
    <style:style style:name="P32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33" style:parent-style-name="Standardnípísmoodstavce" style:family="text">
      <style:text-properties style:font-name-complex="Calibri" style:font-size-complex="11.5pt" fo:language="en" fo:country="US"/>
    </style:style>
    <style:style style:name="T34" style:parent-style-name="Standardnípísmoodstavce" style:family="text">
      <style:text-properties style:font-name-complex="Calibri" style:font-size-complex="11.5pt"/>
    </style:style>
    <style:style style:name="T35" style:parent-style-name="Standardnípísmoodstavce" style:family="text">
      <style:text-properties style:font-name-complex="Calibri" style:font-size-complex="11.5pt"/>
    </style:style>
    <style:style style:name="T36" style:parent-style-name="Standardnípísmoodstavce" style:family="text">
      <style:text-properties style:font-name-complex="Calibri" style:font-size-complex="11.5pt"/>
    </style:style>
    <style:style style:name="P37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38" style:parent-style-name="Standardnípísmoodstavce" style:family="text">
      <style:text-properties style:font-name-complex="Calibri" style:font-size-complex="11.5pt" fo:language="en" fo:country="US"/>
    </style:style>
    <style:style style:name="T39" style:parent-style-name="Standardnípísmoodstavce" style:family="text">
      <style:text-properties style:font-name-complex="Calibri" style:font-size-complex="11.5pt"/>
    </style:style>
    <style:style style:name="T40" style:parent-style-name="Standardnípísmoodstavce" style:family="text">
      <style:text-properties style:font-name-complex="Calibri" style:font-size-complex="11.5pt"/>
    </style:style>
    <style:style style:name="P41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42" style:parent-style-name="Standardnípísmoodstavce" style:family="text">
      <style:text-properties style:font-name-complex="Calibri" style:font-size-complex="11.5pt" fo:language="en" fo:country="US"/>
    </style:style>
    <style:style style:name="T43" style:parent-style-name="Standardnípísmoodstavce" style:family="text">
      <style:text-properties style:font-name-complex="Calibri" style:font-size-complex="11.5pt"/>
    </style:style>
    <style:style style:name="T44" style:parent-style-name="Standardnípísmoodstavce" style:family="text">
      <style:text-properties style:font-name-complex="Calibri" style:font-size-complex="11.5pt"/>
    </style:style>
    <style:style style:name="P45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46" style:parent-style-name="Standardnípísmoodstavce" style:family="text">
      <style:text-properties style:font-name-complex="Calibri" style:font-size-complex="11.5pt" fo:language="en" fo:country="US"/>
    </style:style>
    <style:style style:name="T47" style:parent-style-name="Standardnípísmoodstavce" style:family="text">
      <style:text-properties style:font-name-complex="Calibri" style:font-size-complex="11.5pt"/>
    </style:style>
    <style:style style:name="T48" style:parent-style-name="Standardnípísmoodstavce" style:family="text">
      <style:text-properties style:font-name-complex="Calibri" style:font-size-complex="11.5pt"/>
    </style:style>
    <style:style style:name="T49" style:parent-style-name="Standardnípísmoodstavce" style:family="text">
      <style:text-properties style:font-name-complex="Calibri" style:font-size-complex="11.5pt"/>
    </style:style>
    <style:style style:name="P50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51" style:parent-style-name="Standardnípísmoodstavce" style:family="text">
      <style:text-properties style:font-name-complex="Calibri" style:font-size-complex="11.5pt" fo:language="en" fo:country="US"/>
    </style:style>
    <style:style style:name="T52" style:parent-style-name="Standardnípísmoodstavce" style:family="text">
      <style:text-properties style:font-name-complex="Calibri" style:font-size-complex="11.5pt"/>
    </style:style>
    <style:style style:name="P53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54" style:parent-style-name="Standardnípísmoodstavce" style:family="text">
      <style:text-properties style:font-name-complex="Calibri" style:font-size-complex="11.5pt" fo:language="en" fo:country="US"/>
    </style:style>
    <style:style style:name="T55" style:parent-style-name="Standardnípísmoodstavce" style:family="text">
      <style:text-properties style:font-name-complex="Calibri" style:font-size-complex="11.5pt"/>
    </style:style>
    <style:style style:name="T56" style:parent-style-name="Standardnípísmoodstavce" style:family="text">
      <style:text-properties style:font-name-complex="Calibri" style:font-size-complex="11.5pt"/>
    </style:style>
    <style:style style:name="P57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58" style:parent-style-name="Standardnípísmoodstavce" style:family="text">
      <style:text-properties style:font-name-complex="Calibri" style:font-size-complex="11.5pt" fo:language="en" fo:country="US"/>
    </style:style>
    <style:style style:name="T59" style:parent-style-name="Standardnípísmoodstavce" style:family="text">
      <style:text-properties style:font-name-complex="Calibri" style:font-size-complex="11.5pt"/>
    </style:style>
    <style:style style:name="T60" style:parent-style-name="Standardnípísmoodstavce" style:family="text">
      <style:text-properties style:font-name-complex="Calibri" style:font-size-complex="11.5pt"/>
    </style:style>
    <style:style style:name="P61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62" style:parent-style-name="Standardnípísmoodstavce" style:family="text">
      <style:text-properties style:font-name-complex="Calibri" style:font-size-complex="11.5pt" fo:language="en" fo:country="US"/>
    </style:style>
    <style:style style:name="T63" style:parent-style-name="Standardnípísmoodstavce" style:family="text">
      <style:text-properties style:font-name-complex="Calibri" style:font-size-complex="11.5pt"/>
    </style:style>
    <style:style style:name="P64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65" style:parent-style-name="Standardnípísmoodstavce" style:family="text">
      <style:text-properties style:font-name-complex="Calibri" style:font-size-complex="11.5pt" fo:language="en" fo:country="US"/>
    </style:style>
    <style:style style:name="T66" style:parent-style-name="Standardnípísmoodstavce" style:family="text">
      <style:text-properties style:font-name-complex="Calibri" style:font-size-complex="11.5pt"/>
    </style:style>
    <style:style style:name="T67" style:parent-style-name="Standardnípísmoodstavce" style:family="text">
      <style:text-properties style:font-name-complex="Calibri" style:font-size-complex="11.5pt"/>
    </style:style>
    <style:style style:name="P68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69" style:parent-style-name="Standardnípísmoodstavce" style:family="text">
      <style:text-properties style:font-name-complex="Calibri" style:font-size-complex="11.5pt" fo:language="en" fo:country="US"/>
    </style:style>
    <style:style style:name="T70" style:parent-style-name="Standardnípísmoodstavce" style:family="text">
      <style:text-properties style:font-name-complex="Calibri" style:font-size-complex="11.5pt"/>
    </style:style>
    <style:style style:name="P71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72" style:parent-style-name="Standardnípísmoodstavce" style:family="text">
      <style:text-properties style:font-name-complex="Calibri" style:font-size-complex="11.5pt" fo:language="en" fo:country="US"/>
    </style:style>
    <style:style style:name="T73" style:parent-style-name="Standardnípísmoodstavce" style:family="text">
      <style:text-properties style:font-name-complex="Calibri" style:font-size-complex="11.5pt"/>
    </style:style>
    <style:style style:name="T74" style:parent-style-name="Standardnípísmoodstavce" style:family="text">
      <style:text-properties style:font-name-complex="Calibri" style:font-size-complex="11.5pt"/>
    </style:style>
    <style:style style:name="P75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76" style:parent-style-name="Standardnípísmoodstavce" style:family="text">
      <style:text-properties style:font-name-complex="Calibri" style:font-size-complex="11.5pt" fo:language="en" fo:country="US"/>
    </style:style>
    <style:style style:name="T77" style:parent-style-name="Standardnípísmoodstavce" style:family="text">
      <style:text-properties style:font-name-complex="Calibri" style:font-size-complex="11.5pt"/>
    </style:style>
    <style:style style:name="T78" style:parent-style-name="Standardnípísmoodstavce" style:family="text">
      <style:text-properties style:font-name-complex="Calibri" style:font-size-complex="11.5pt"/>
    </style:style>
    <style:style style:name="T79" style:parent-style-name="Standardnípísmoodstavce" style:family="text">
      <style:text-properties style:font-name-complex="Calibri" style:font-size-complex="11.5pt"/>
    </style:style>
    <style:style style:name="P80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81" style:parent-style-name="Standardnípísmoodstavce" style:family="text">
      <style:text-properties style:font-name-complex="Calibri" style:font-size-complex="11.5pt" fo:language="en" fo:country="US"/>
    </style:style>
    <style:style style:name="T82" style:parent-style-name="Standardnípísmoodstavce" style:family="text">
      <style:text-properties style:font-name-complex="Calibri" style:font-size-complex="11.5pt"/>
    </style:style>
    <style:style style:name="T83" style:parent-style-name="Standardnípísmoodstavce" style:family="text">
      <style:text-properties style:font-name-complex="Calibri" style:font-size-complex="11.5pt"/>
    </style:style>
    <style:style style:name="T84" style:parent-style-name="Standardnípísmoodstavce" style:family="text">
      <style:text-properties style:font-name-complex="Calibri" style:font-size-complex="11.5pt"/>
    </style:style>
    <style:style style:name="T85" style:parent-style-name="Standardnípísmoodstavce" style:family="text">
      <style:text-properties style:font-name-complex="Calibri" style:font-size-complex="11.5pt"/>
    </style:style>
    <style:style style:name="P86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87" style:parent-style-name="Standardnípísmoodstavce" style:family="text">
      <style:text-properties style:font-name-complex="Calibri" style:font-size-complex="11.5pt" fo:language="en" fo:country="US"/>
    </style:style>
    <style:style style:name="T88" style:parent-style-name="Standardnípísmoodstavce" style:family="text">
      <style:text-properties style:font-name-complex="Calibri" style:font-size-complex="11.5pt"/>
    </style:style>
    <style:style style:name="T89" style:parent-style-name="Standardnípísmoodstavce" style:family="text">
      <style:text-properties style:font-name-complex="Calibri" style:font-size-complex="11.5pt"/>
    </style:style>
    <style:style style:name="P90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91" style:parent-style-name="Standardnípísmoodstavce" style:family="text">
      <style:text-properties style:font-name-complex="Calibri" style:font-size-complex="11.5pt" fo:language="en" fo:country="US"/>
    </style:style>
    <style:style style:name="T92" style:parent-style-name="Standardnípísmoodstavce" style:family="text">
      <style:text-properties style:font-name-complex="Calibri" style:font-size-complex="11.5pt"/>
    </style:style>
    <style:style style:name="P93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94" style:parent-style-name="Standardnípísmoodstavce" style:family="text">
      <style:text-properties style:font-name-complex="Calibri" style:font-size-complex="11.5pt" fo:language="en" fo:country="US"/>
    </style:style>
    <style:style style:name="T95" style:parent-style-name="Standardnípísmoodstavce" style:family="text">
      <style:text-properties style:font-name-complex="Calibri" style:font-size-complex="11.5pt"/>
    </style:style>
    <style:style style:name="T96" style:parent-style-name="Standardnípísmoodstavce" style:family="text">
      <style:text-properties style:font-name-complex="Calibri" style:font-size-complex="11.5pt"/>
    </style:style>
    <style:style style:name="P97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98" style:parent-style-name="Standardnípísmoodstavce" style:family="text">
      <style:text-properties style:font-name-complex="Calibri" style:font-size-complex="11.5pt" fo:language="en" fo:country="US"/>
    </style:style>
    <style:style style:name="T99" style:parent-style-name="Standardnípísmoodstavce" style:family="text">
      <style:text-properties style:font-name-complex="Calibri" style:font-size-complex="11.5pt"/>
    </style:style>
    <style:style style:name="T100" style:parent-style-name="Standardnípísmoodstavce" style:family="text">
      <style:text-properties style:font-name-complex="Calibri" style:font-size-complex="11.5pt"/>
    </style:style>
    <style:style style:name="T101" style:parent-style-name="Standardnípísmoodstavce" style:family="text">
      <style:text-properties style:font-name-complex="Calibri" style:font-size-complex="11.5pt"/>
    </style:style>
    <style:style style:name="P102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03" style:parent-style-name="Standardnípísmoodstavce" style:family="text">
      <style:text-properties style:font-name-complex="Calibri" style:font-size-complex="11.5pt" fo:language="en" fo:country="US"/>
    </style:style>
    <style:style style:name="T104" style:parent-style-name="Standardnípísmoodstavce" style:family="text">
      <style:text-properties style:font-name-complex="Calibri" style:font-size-complex="11.5pt"/>
    </style:style>
    <style:style style:name="T105" style:parent-style-name="Standardnípísmoodstavce" style:family="text">
      <style:text-properties style:font-name-complex="Calibri" style:font-size-complex="11.5pt"/>
    </style:style>
    <style:style style:name="P106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07" style:parent-style-name="Standardnípísmoodstavce" style:family="text">
      <style:text-properties style:font-name-complex="Calibri" style:font-size-complex="11.5pt" fo:language="en" fo:country="US"/>
    </style:style>
    <style:style style:name="T108" style:parent-style-name="Standardnípísmoodstavce" style:family="text">
      <style:text-properties style:font-name-complex="Calibri" style:font-size-complex="11.5pt"/>
    </style:style>
    <style:style style:name="T109" style:parent-style-name="Standardnípísmoodstavce" style:family="text">
      <style:text-properties style:font-name-complex="Calibri" style:font-size-complex="11.5pt"/>
    </style:style>
    <style:style style:name="P110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11" style:parent-style-name="Standardnípísmoodstavce" style:family="text">
      <style:text-properties style:font-name-complex="Calibri" style:font-size-complex="11.5pt" fo:language="en" fo:country="US"/>
    </style:style>
    <style:style style:name="T112" style:parent-style-name="Standardnípísmoodstavce" style:family="text">
      <style:text-properties style:font-name-complex="Calibri" style:font-size-complex="11.5pt"/>
    </style:style>
    <style:style style:name="T113" style:parent-style-name="Standardnípísmoodstavce" style:family="text">
      <style:text-properties style:font-name-complex="Calibri" style:font-size-complex="11.5pt"/>
    </style:style>
    <style:style style:name="T114" style:parent-style-name="Standardnípísmoodstavce" style:family="text">
      <style:text-properties style:font-name-complex="Calibri" style:font-size-complex="11.5pt"/>
    </style:style>
    <style:style style:name="P115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16" style:parent-style-name="Standardnípísmoodstavce" style:family="text">
      <style:text-properties style:font-name-complex="Calibri" style:font-size-complex="11.5pt" fo:language="en" fo:country="US"/>
    </style:style>
    <style:style style:name="T117" style:parent-style-name="Standardnípísmoodstavce" style:family="text">
      <style:text-properties style:font-name-complex="Calibri" style:font-size-complex="11.5pt"/>
    </style:style>
    <style:style style:name="P118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19" style:parent-style-name="Standardnípísmoodstavce" style:family="text">
      <style:text-properties style:font-name-complex="Calibri" style:font-size-complex="11.5pt" fo:language="en" fo:country="US"/>
    </style:style>
    <style:style style:name="T120" style:parent-style-name="Standardnípísmoodstavce" style:family="text">
      <style:text-properties style:font-name-complex="Calibri" style:font-size-complex="11.5pt"/>
    </style:style>
    <style:style style:name="T121" style:parent-style-name="Standardnípísmoodstavce" style:family="text">
      <style:text-properties style:font-name-complex="Calibri" style:font-size-complex="11.5pt"/>
    </style:style>
    <style:style style:name="P122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23" style:parent-style-name="Standardnípísmoodstavce" style:family="text">
      <style:text-properties style:font-name-complex="Calibri" style:font-size-complex="11.5pt" fo:language="en" fo:country="US"/>
    </style:style>
    <style:style style:name="T124" style:parent-style-name="Standardnípísmoodstavce" style:family="text">
      <style:text-properties style:font-name-complex="Calibri" style:font-size-complex="11.5pt"/>
    </style:style>
    <style:style style:name="P125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26" style:parent-style-name="Standardnípísmoodstavce" style:family="text">
      <style:text-properties style:font-name-complex="Calibri" style:font-size-complex="11.5pt" fo:language="en" fo:country="US"/>
    </style:style>
    <style:style style:name="T127" style:parent-style-name="Standardnípísmoodstavce" style:family="text">
      <style:text-properties style:font-name-complex="Calibri" style:font-size-complex="11.5pt"/>
    </style:style>
    <style:style style:name="T128" style:parent-style-name="Standardnípísmoodstavce" style:family="text">
      <style:text-properties style:font-name-complex="Calibri" style:font-size-complex="11.5pt"/>
    </style:style>
    <style:style style:name="P129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30" style:parent-style-name="Standardnípísmoodstavce" style:family="text">
      <style:text-properties style:font-name-complex="Calibri" style:font-size-complex="11.5pt" fo:language="en" fo:country="US"/>
    </style:style>
    <style:style style:name="T131" style:parent-style-name="Standardnípísmoodstavce" style:family="text">
      <style:text-properties style:font-name-complex="Calibri" style:font-size-complex="11.5pt"/>
    </style:style>
    <style:style style:name="T132" style:parent-style-name="Standardnípísmoodstavce" style:family="text">
      <style:text-properties style:font-name-complex="Calibri" style:font-size-complex="11.5pt"/>
    </style:style>
    <style:style style:name="P133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34" style:parent-style-name="Standardnípísmoodstavce" style:family="text">
      <style:text-properties style:font-name-complex="Calibri" style:font-size-complex="11.5pt" fo:language="en" fo:country="US"/>
    </style:style>
    <style:style style:name="T135" style:parent-style-name="Standardnípísmoodstavce" style:family="text">
      <style:text-properties style:font-name-complex="Calibri" style:font-size-complex="11.5pt"/>
    </style:style>
    <style:style style:name="T136" style:parent-style-name="Standardnípísmoodstavce" style:family="text">
      <style:text-properties style:font-name-complex="Calibri" style:font-size-complex="11.5pt"/>
    </style:style>
    <style:style style:name="T137" style:parent-style-name="Standardnípísmoodstavce" style:family="text">
      <style:text-properties style:font-name-complex="Calibri" style:font-size-complex="11.5pt"/>
    </style:style>
    <style:style style:name="P138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39" style:parent-style-name="Standardnípísmoodstavce" style:family="text">
      <style:text-properties style:font-name-complex="Calibri" style:font-size-complex="11.5pt" fo:language="en" fo:country="US"/>
    </style:style>
    <style:style style:name="T140" style:parent-style-name="Standardnípísmoodstavce" style:family="text">
      <style:text-properties style:font-name-complex="Calibri" style:font-size-complex="11.5pt"/>
    </style:style>
    <style:style style:name="P141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42" style:parent-style-name="Standardnípísmoodstavce" style:family="text">
      <style:text-properties style:font-name-complex="Calibri" style:font-size-complex="11.5pt" fo:language="en" fo:country="US"/>
    </style:style>
    <style:style style:name="T143" style:parent-style-name="Standardnípísmoodstavce" style:family="text">
      <style:text-properties style:font-name-complex="Calibri" style:font-size-complex="11.5pt"/>
    </style:style>
    <style:style style:name="T144" style:parent-style-name="Standardnípísmoodstavce" style:family="text">
      <style:text-properties style:font-name-complex="Calibri" style:font-size-complex="11.5pt"/>
    </style:style>
    <style:style style:name="P145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46" style:parent-style-name="Standardnípísmoodstavce" style:family="text">
      <style:text-properties style:font-name-complex="Calibri" style:font-size-complex="11.5pt" fo:language="en" fo:country="US"/>
    </style:style>
    <style:style style:name="T147" style:parent-style-name="Standardnípísmoodstavce" style:family="text">
      <style:text-properties style:font-name-complex="Calibri" style:font-size-complex="11.5pt"/>
    </style:style>
    <style:style style:name="T148" style:parent-style-name="Standardnípísmoodstavce" style:family="text">
      <style:text-properties style:font-name-complex="Calibri" style:font-size-complex="11.5pt"/>
    </style:style>
    <style:style style:name="P149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50" style:parent-style-name="Standardnípísmoodstavce" style:family="text">
      <style:text-properties style:font-name-complex="Calibri" style:font-size-complex="11.5pt" fo:language="en" fo:country="US"/>
    </style:style>
    <style:style style:name="T151" style:parent-style-name="Standardnípísmoodstavce" style:family="text">
      <style:text-properties style:font-name-complex="Calibri" style:font-size-complex="11.5pt"/>
    </style:style>
    <style:style style:name="T152" style:parent-style-name="Standardnípísmoodstavce" style:family="text">
      <style:text-properties style:font-name-complex="Calibri" style:font-size-complex="11.5pt"/>
    </style:style>
    <style:style style:name="P153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54" style:parent-style-name="Standardnípísmoodstavce" style:family="text">
      <style:text-properties style:font-name-complex="Calibri" style:font-size-complex="11.5pt" fo:language="en" fo:country="US"/>
    </style:style>
    <style:style style:name="T155" style:parent-style-name="Standardnípísmoodstavce" style:family="text">
      <style:text-properties style:font-name-complex="Calibri" style:font-size-complex="11.5pt"/>
    </style:style>
    <style:style style:name="T156" style:parent-style-name="Standardnípísmoodstavce" style:family="text">
      <style:text-properties style:font-name-complex="Calibri" style:font-size-complex="11.5pt"/>
    </style:style>
    <style:style style:name="P157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  <style:text-properties style:font-name-complex="Calibri" style:font-size-complex="11.5pt"/>
    </style:style>
    <style:style style:name="P158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59" style:parent-style-name="Standardnípísmoodstavce" style:family="text">
      <style:text-properties style:font-name-complex="Calibri" style:font-size-complex="11.5pt" fo:language="en" fo:country="US"/>
    </style:style>
    <style:style style:name="T160" style:parent-style-name="Standardnípísmoodstavce" style:family="text">
      <style:text-properties style:font-name-complex="Calibri" style:font-size-complex="11.5pt"/>
    </style:style>
    <style:style style:name="T161" style:parent-style-name="Standardnípísmoodstavce" style:family="text">
      <style:text-properties style:font-name-complex="Calibri" style:font-size-complex="11.5pt"/>
    </style:style>
    <style:style style:name="P162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63" style:parent-style-name="Standardnípísmoodstavce" style:family="text">
      <style:text-properties style:font-name-complex="Calibri" style:font-size-complex="11.5pt" fo:language="en" fo:country="US"/>
    </style:style>
    <style:style style:name="T164" style:parent-style-name="Standardnípísmoodstavce" style:family="text">
      <style:text-properties style:font-name-complex="Calibri" style:font-size-complex="11.5pt"/>
    </style:style>
    <style:style style:name="T165" style:parent-style-name="Standardnípísmoodstavce" style:family="text">
      <style:text-properties style:font-name-complex="Calibri" style:font-size-complex="11.5pt"/>
    </style:style>
    <style:style style:name="P166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67" style:parent-style-name="Standardnípísmoodstavce" style:family="text">
      <style:text-properties style:font-name-complex="Calibri" style:font-size-complex="11.5pt" fo:language="en" fo:country="US"/>
    </style:style>
    <style:style style:name="T168" style:parent-style-name="Standardnípísmoodstavce" style:family="text">
      <style:text-properties style:font-name-complex="Calibri" style:font-size-complex="11.5pt"/>
    </style:style>
    <style:style style:name="P169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70" style:parent-style-name="Standardnípísmoodstavce" style:family="text">
      <style:text-properties style:font-name-complex="Calibri" style:font-size-complex="11.5pt" fo:language="en" fo:country="US"/>
    </style:style>
    <style:style style:name="T171" style:parent-style-name="Standardnípísmoodstavce" style:family="text">
      <style:text-properties style:font-name-complex="Calibri" style:font-size-complex="11.5pt"/>
    </style:style>
    <style:style style:name="T172" style:parent-style-name="Standardnípísmoodstavce" style:family="text">
      <style:text-properties style:font-name-complex="Calibri" style:font-size-complex="11.5pt"/>
    </style:style>
    <style:style style:name="P173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74" style:parent-style-name="Standardnípísmoodstavce" style:family="text">
      <style:text-properties style:font-name-complex="Calibri" style:font-size-complex="11.5pt" fo:language="en" fo:country="US"/>
    </style:style>
    <style:style style:name="T175" style:parent-style-name="Standardnípísmoodstavce" style:family="text">
      <style:text-properties style:font-name-complex="Calibri" style:font-size-complex="11.5pt"/>
    </style:style>
    <style:style style:name="T176" style:parent-style-name="Standardnípísmoodstavce" style:family="text">
      <style:text-properties style:font-name-complex="Calibri" style:font-size-complex="11.5pt"/>
    </style:style>
    <style:style style:name="P177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78" style:parent-style-name="Standardnípísmoodstavce" style:family="text">
      <style:text-properties style:font-name-complex="Calibri" style:font-size-complex="11.5pt" fo:language="en" fo:country="US"/>
    </style:style>
    <style:style style:name="T179" style:parent-style-name="Standardnípísmoodstavce" style:family="text">
      <style:text-properties style:font-name-complex="Calibri" style:font-size-complex="11.5pt"/>
    </style:style>
    <style:style style:name="P180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81" style:parent-style-name="Standardnípísmoodstavce" style:family="text">
      <style:text-properties style:font-name-complex="Calibri" style:font-size-complex="11.5pt" fo:language="en" fo:country="US"/>
    </style:style>
    <style:style style:name="T182" style:parent-style-name="Standardnípísmoodstavce" style:family="text">
      <style:text-properties style:font-name-complex="Calibri" style:font-size-complex="11.5pt"/>
    </style:style>
    <style:style style:name="T183" style:parent-style-name="Standardnípísmoodstavce" style:family="text">
      <style:text-properties style:font-name-complex="Calibri" style:font-size-complex="11.5pt"/>
    </style:style>
    <style:style style:name="P184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85" style:parent-style-name="Standardnípísmoodstavce" style:family="text">
      <style:text-properties style:font-name-complex="Calibri" style:font-size-complex="11.5pt" fo:language="en" fo:country="US"/>
    </style:style>
    <style:style style:name="T186" style:parent-style-name="Standardnípísmoodstavce" style:family="text">
      <style:text-properties style:font-name-complex="Calibri" style:font-size-complex="11.5pt"/>
    </style:style>
    <style:style style:name="P187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88" style:parent-style-name="Standardnípísmoodstavce" style:family="text">
      <style:text-properties style:font-name-complex="Calibri" style:font-size-complex="11.5pt" fo:language="en" fo:country="US"/>
    </style:style>
    <style:style style:name="T189" style:parent-style-name="Standardnípísmoodstavce" style:family="text">
      <style:text-properties style:font-name-complex="Calibri" style:font-size-complex="11.5pt"/>
    </style:style>
    <style:style style:name="T190" style:parent-style-name="Standardnípísmoodstavce" style:family="text">
      <style:text-properties style:font-name-complex="Calibri" style:font-size-complex="11.5pt"/>
    </style:style>
    <style:style style:name="P191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192" style:parent-style-name="Standardnípísmoodstavce" style:family="text">
      <style:text-properties style:font-name-complex="Calibri" style:font-size-complex="11.5pt" fo:language="en" fo:country="US"/>
    </style:style>
    <style:style style:name="T193" style:parent-style-name="Standardnípísmoodstavce" style:family="text">
      <style:text-properties style:font-name-complex="Calibri" style:font-size-complex="11.5pt"/>
    </style:style>
    <style:style style:name="T194" style:parent-style-name="Standardnípísmoodstavce" style:family="text">
      <style:text-properties style:font-name-complex="Calibri" style:font-size-complex="11.5pt"/>
    </style:style>
    <style:style style:name="P195" style:parent-style-name="Normální" style:family="paragraph">
      <style:paragraph-properties style:text-autospace="none" fo:text-align="justify" fo:margin-top="0.1388in" fo:margin-bottom="0.1388in" style:line-height-at-least="0.175in" fo:margin-left="1in" fo:text-indent="-0.25in">
        <style:tab-stops/>
      </style:paragraph-properties>
    </style:style>
    <style:style style:name="T196" style:parent-style-name="Standardnípísmoodstavce" style:family="text">
      <style:text-properties style:font-name-complex="Calibri" style:font-size-complex="11.5pt" fo:language="en" fo:country="US"/>
    </style:style>
    <style:style style:name="T197" style:parent-style-name="Standardnípísmoodstavce" style:family="text">
      <style:text-properties style:font-name-complex="Calibri" style:font-size-complex="11.5pt"/>
    </style:style>
    <style:style style:name="P19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99" style:parent-style-name="Standardnípísmoodstavce" style:family="text">
      <style:text-properties style:font-name-complex="Calibri" style:font-size-complex="11.5pt" fo:language="en" fo:country="US"/>
    </style:style>
    <style:style style:name="T200" style:parent-style-name="Standardnípísmoodstavce" style:family="text">
      <style:text-properties style:font-name-complex="Calibri" style:font-size-complex="11.5pt"/>
    </style:style>
    <style:style style:name="T201" style:parent-style-name="Standardnípísmoodstavce" style:family="text">
      <style:text-properties style:font-name-complex="Calibri" style:font-size-complex="11.5pt"/>
    </style:style>
    <style:style style:name="T202" style:parent-style-name="Standardnípísmoodstavce" style:family="text">
      <style:text-properties style:font-name-complex="Calibri" style:font-size-complex="11.5pt"/>
    </style:style>
    <style:style style:name="P203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04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05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06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207" style:parent-style-name="Standardnípísmoodstavce" style:family="text">
      <style:text-properties style:font-name-complex="Calibri" style:font-size-complex="11.5pt" fo:language="en" fo:country="US"/>
    </style:style>
    <style:style style:name="T208" style:parent-style-name="Standardnípísmoodstavce" style:family="text">
      <style:text-properties style:font-name-complex="Calibri" style:font-size-complex="11.5pt"/>
    </style:style>
    <style:style style:name="P209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210" style:parent-style-name="Standardnípísmoodstavce" style:family="text">
      <style:text-properties style:font-name-complex="Calibri" style:font-size-complex="11.5pt" fo:language="en" fo:country="US"/>
    </style:style>
    <style:style style:name="T211" style:parent-style-name="Standardnípísmoodstavce" style:family="text">
      <style:text-properties style:font-name-complex="Calibri" style:font-size-complex="11.5pt"/>
    </style:style>
    <style:style style:name="P212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213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214" style:parent-style-name="Normální" style:family="paragraph">
      <style:paragraph-properties style:text-autospace="none"/>
      <style:text-properties style:font-name-complex="Calibri" fo:color="#FF0000" style:font-size-complex="11.5pt" fo:language="en" fo:country="US"/>
    </style:style>
    <style:style style:name="P215" style:parent-style-name="Normální" style:family="paragraph">
      <style:paragraph-properties style:text-autospace="none"/>
      <style:text-properties style:font-name-complex="Calibri" fo:color="#FF0000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<text:s text:c="5"/><text:bookmark-end text:name="Text14"/></text:p>
            <text:p text:style-name="Normální">KVOP-33736/2021<text:bookmark-end text:name="Text2"/></text:p>
            <text:p text:style-name="Normální"><text:bookmark-start text:name="Text6"/>04. 08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B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7"><text:span text:style-name="T18">Vážený pane S.</text:span><text:span text:style-name="T19">,</text:span></text:p>
      <text:p text:style-name="P20"><text:span text:style-name="T21">dne 26. 7. 2021 byla do Kancelá</text:span><text:span text:style-name="T22">ře</text:span><text:span text:style-name="T23"><text:s/>veřejného ochránce práv doručena žádost o poskytnutí informací podle zákona o svobodném přístupu k informacím, kterou žádáte následující informace:</text:span></text:p>
      <text:list text:style-name="LFO3_1" text:continue-numbering="true">
        <text:list-item>
          <text:p text:style-name="P24"><text:span text:style-name="T25">Dopln</text:span><text:span text:style-name="T26">ění jmen úřednic do již vypracované odpovědi na Vaši žádost o informace ze dne 28. 6. 2021.</text:span></text:p>
        </text:list-item>
        <text:list-item>
          <text:p text:style-name="P27"><text:span text:style-name="T28">Podn</text:span><text:span text:style-name="T29">ět z r</text:span><text:span text:style-name="T30">oku 2011 se týkal postupu OSPOD jako kolizního opatrovníka v řízení o osvojení dítěte. Po provedeném šetření bylo zjištěno, že OSPOD nejednal v souladu s principem dobré správy, neboť svým nejednoznačným stanoviskem nepřispěl k co nejrychlejšímu vyřešení v</text:span><text:span text:style-name="T31">ěci. OSPOD rovněž pochybil v tom, že nepodal jako kolizní opatrovník urgence, popř. stížnost na průtahy v řízení o osvojení dítěte, když ve věci dosud nebylo jednáno. V ostatních oblastech OSPOD nepochybil.</text:span></text:p>
        </text:list-item>
        <text:list-item>
          <text:p text:style-name="P32"><text:span text:style-name="T33">Výhrady st</text:span><text:span text:style-name="T34">ěžovatele v podnětu směřovaly proti<text:s/></text:span><text:span text:style-name="T35">činnosti OSPOD jako celku, konkrétní sociální pracovnici v podnětu neuvedl. Pověřenou pracovn</text:span><text:span text:style-name="T36">icí v době šetření byla Mgr. Č.</text:span></text:p>
        </text:list-item>
        <text:list-item>
          <text:p text:style-name="P37"><text:span text:style-name="T38">Druhý podn</text:span><text:span text:style-name="T39">ět z roku 2011 se týkal výkonu kolizního opatrovnictví, vedení spisové dokumentace Om, pořizování zvukových nahrávek z j</text:span><text:span text:style-name="T40">ednání rodiče s OSPOD a nevhodného chování vedoucí OSPOD. Po provedeném šetření bylo zjištěno, že OSPOD pochybil, když neumožnil stěžovateli pořídit zvukový záznam o průběhu jednání rodiče s OSPOD. V ostatních oblastech OPSOD nepochybil.<text:s/></text:span></text:p>
        </text:list-item>
        <text:list-item>
          <text:p text:style-name="P41"><text:span text:style-name="T42">Výhrady st</text:span><text:span text:style-name="T43">ěžovate</text:span><text:span text:style-name="T44">le v podnětu směřovaly proti vedoucí odboru sociálních věcí Ing. P., vedoucí OSPOD Mgr. S. a pověřené sociální pracovnici Mgr. P.<text:s/></text:span></text:p>
        </text:list-item>
        <text:list-item>
          <text:p text:style-name="P45"><text:span text:style-name="T46">Podn</text:span><text:span text:style-name="T47">ět z roku 2012 se týkal výkonu kolizního opatrovnictví a vedení správního řízení, v němž byla rodiči uložena povinnost vy</text:span><text:span text:style-name="T48">užít pomoc odborného poradenského zařízení. Po provedeném šetření bylo zjištěno, že OSPOD pochybil, když na základě informací rodiče a psychologa, které představovaly nové skutečnosti, jež byly nadto rozporuplné, nezahájil z moci úřední správní řízení. OSP</text:span><text:span text:style-name="T49">OD nepochybil při výkonu kolizního opatrovnictví.</text:span></text:p>
        </text:list-item>
        <text:list-item>
          <text:p text:style-name="P50"><text:span text:style-name="T51">Výhrady st</text:span><text:span text:style-name="T52">ěžovatele v podnětu směřovaly proti činnosti OSPOD jako celku, nikoliv proti konkrétní sociální pracovnici. Pověřenou sociální pracovnicí byla Mgr. P.</text:span></text:p>
        </text:list-item>
        <text:list-item>
          <text:p text:style-name="P53"><text:span text:style-name="T54">Další podn</text:span><text:span text:style-name="T55">ět z roku 2012 se týkal postupu OSP</text:span><text:span text:style-name="T56">OD v souvislosti s realizací prozatímní dohody o péči a styku rodiče s dětmi, namítaného stranění jednomu z rodičů a předáním nahrávek pořízených jedním z rodičů soudu. Po provedeném šetření nebylo shledáno pochybení.<text:s/></text:span></text:p>
        </text:list-item>
        <text:list-item>
          <text:p text:style-name="P57"><text:span text:style-name="T58">Výhrady st</text:span><text:span text:style-name="T59">ěžovatele v podnětu směřova</text:span><text:span text:style-name="T60">ly proti vedoucí OSPOD Mgr. Semelové a sociální pracovnici Mgr. P.</text:span></text:p>
        </text:list-item>
        <text:list-item>
          <text:p text:style-name="P61"><text:span text:style-name="T62">Poslední podn</text:span><text:span text:style-name="T63">ět z roku 2012 nesplňoval zákonné náležitosti, stěžovatel nepodal stížnost tajemníkovi Magistrátu města Zlín. Nebylo proto zahájeno šetření.</text:span></text:p>
        </text:list-item>
        <text:list-item>
          <text:p text:style-name="P64"><text:span text:style-name="T65">Výhrady st</text:span><text:span text:style-name="T66">ěžovatele v podnětu směřo</text:span><text:span text:style-name="T67">valy proti sociální pracovnici Mgr. D.</text:span></text:p>
        </text:list-item>
        <text:list-item>
          <text:p text:style-name="P68"><text:span text:style-name="T69">Podn</text:span><text:span text:style-name="T70">ět z roku 2013 se týkal výkonu kolizního opatrovnictví, kontaktů s rodičem a namítanému stranění jednomu z rodičů. Ani v jednom nebylo shledáno pochybení.</text:span></text:p>
        </text:list-item>
        <text:list-item>
          <text:p text:style-name="P71"><text:span text:style-name="T72">Výhrady st</text:span><text:span text:style-name="T73">ěžovatele v podnětu směřovaly proti sociální pra</text:span><text:span text:style-name="T74">covnici K., která v době podání podnětu byla pověřenou sociální pracovnicí. V průběhu šetření se stala nově pověřenou sociální pracovnicí Bc. P.</text:span></text:p>
        </text:list-item>
        <text:list-item>
          <text:p text:style-name="P75"><text:span text:style-name="T76">Druhý podn</text:span><text:span text:style-name="T77">ět z roku 2013 se týkal podjatosti OSPOD, kontaktů rodiče s dítětem, zjišťování přání dítěte, vedení<text:s/></text:span><text:span text:style-name="T78">spisové dokumentace Om a podávání zpráv soudu jako kolizní opatrovník. Po provedeném šetření bylo zjištěno že OSPOD pochybil, když dříve neuložil povinnost návštěvy odborného pracoviště za účelem zlepšení komunikace mezi rodiči. V ostatních oblastech nebyl</text:span><text:span text:style-name="T79">o shledáno pochybení.</text:span></text:p>
        </text:list-item>
        <text:list-item>
          <text:p text:style-name="P80"><text:span text:style-name="T81">Výhrady st</text:span><text:span text:style-name="T82">ěžovatele v podnětu směřovaly proti činnosti OSPOD jako celku. Výslovně stěž</text:span><text:span text:style-name="T83">ovatel v podnětu zmínil Mgr. D.</text:span><text:span text:style-name="T84"><text:s/>Tato nebyla pověřenou sociální pracovnicí. Pověřenou sociální pracovnicí byla paní M., kterou vystřídala během šetř</text:span><text:span text:style-name="T85">ení Mgr. S.</text:span></text:p>
        </text:list-item>
        <text:list-item>
          <text:p text:style-name="P86"><text:span text:style-name="T87">První podn</text:span><text:span text:style-name="T88">ět z roku 2014 se týkal podjatosti OSPOD a výkonu kolizního opatrovnictví. OSPOD pochybil, když jako kolizní opatrovník neřešil průtahy v soudním řízení. Ve věci podjatosti nebylo shledáno pochybení. OSPOD nepochybil ani při hájení ne</text:span><text:span text:style-name="T89">jlepšího zájmu dítěte u soudu jako kolizní opatrovník.<text:s/></text:span></text:p>
        </text:list-item>
        <text:list-item>
          <text:p text:style-name="P90"><text:span text:style-name="T91">Výhrady st</text:span><text:span text:style-name="T92">ěžovatele v podnětu směřovaly proti činnosti OSPOD jako celku, nikoliv proti konkrétní sociální pracovnici OSPOD. Pověřenou sociální pracovnicí byla Mgr. H.</text:span></text:p>
        </text:list-item>
        <text:list-item>
          <text:p text:style-name="P93"><text:span text:style-name="T94">Druhý podn</text:span><text:span text:style-name="T95">ět z roku 2014 se týkal</text:span><text:span text:style-name="T96"><text:s/>jednání OSPOD jako kolizního opatrovníka. Stěžovatelka ale následně vzala svůj podnět zpět, jelikož došlo ke změně v jednání OSPOD. Ve věci proto nebylo zahájeno šetření.</text:span></text:p>
        </text:list-item>
        <text:list-item>
          <text:p text:style-name="P97"><text:span text:style-name="T98">Výhrady st</text:span><text:span text:style-name="T99">ěžovatele v podnětu směřovaly proti činnosti OSPOD jako celku, nikoliv pro</text:span><text:span text:style-name="T100">ti konkrétní sociální pracovnici. Ve věci nebylo zahájeno šetření veřejného ochránce práv, stěžovatel vzal svůj podnět zpět, aniž by doložil<text:s/></text:span><text:soft-page-break/><text:span text:style-name="T101">písemnosti, ze kterých by bylo možné dohledat pověřenou sociální pracovnici.</text:span></text:p>
        </text:list-item>
        <text:list-item>
          <text:p text:style-name="P102"><text:span text:style-name="T103">T</text:span><text:span text:style-name="T104">řetí podnět z roku 2014 se týkal post</text:span><text:span text:style-name="T105">upu OSPOD v souvislosti s podáním návrhu na zákaz styku rodiče s dítětem a dále práce OSPOD s rodinou. Ani v jednom nebylo po provedeném šetření shledáno pochybení.7743/2014/až</text:span></text:p>
        </text:list-item>
        <text:list-item>
          <text:p text:style-name="P106"><text:span text:style-name="T107">Výhrady st</text:span><text:span text:style-name="T108">ěžovatele v podnětu směřovaly proti činnosti OSPOD jako celku,<text:s/></text:span><text:span text:style-name="T109">nikoliv proti konkrétní sociální pracovnici. Pověřenou sociální pracovnicí byla O. K.</text:span></text:p>
        </text:list-item>
        <text:list-item>
          <text:p text:style-name="P110"><text:span text:style-name="T111">Podn</text:span><text:span text:style-name="T112">ět z roku 2015 se týkal výkonu kolizního opatrovnictví. Po provedeném šetření bylo shledáno, že OSPOD pochybil, v tom, že v řízení u odvolacího soudu poskytl zavádějí</text:span><text:span text:style-name="T113">cí informaci, která neodpovídá spisové dokumentaci. Dále pak tím, že tuto skutečnost nezjistil při vyřizování stížnosti. Pochybil také při zadávání zakázky psychologovi. OSPOD naopak nepochybil, když navrhl rozšířit styk dítěte s rodičem, a ani tím, že nep</text:span><text:span text:style-name="T114">ředložil zprávu o vývoji případu k odvolacímu soudu.</text:span></text:p>
        </text:list-item>
        <text:list-item>
          <text:p text:style-name="P115"><text:span text:style-name="T116">Výhrady st</text:span><text:span text:style-name="T117">ěžovatele v podnětu směřovaly proti sociální pracovnici Mgr. D. Z.</text:span></text:p>
        </text:list-item>
        <text:list-item>
          <text:p text:style-name="P118"><text:span text:style-name="T119">První podn</text:span><text:span text:style-name="T120">ět z roku 2016 se týkal způsobu vyřízení stížnosti na OSPOD, stranění rodiči, zajištění zdravotní péče. Ve věci neby</text:span><text:span text:style-name="T121">lo zahájeno šetření, jelikož poté, co stěžovatel doložil vyřízení jeho stížnosti tajemníkem a krajským úřadem pro zahájení nebyly shledány důvody.<text:s/></text:span></text:p>
        </text:list-item>
        <text:list-item>
          <text:p text:style-name="P122"><text:span text:style-name="T123">Výhrady st</text:span><text:span text:style-name="T124">ěžovatele v podnětu směřovaly proti vedoucí OSPOD Mgr. S. a sociální pracovnici O. K.</text:span></text:p>
        </text:list-item>
        <text:list-item>
          <text:p text:style-name="P125"><text:span text:style-name="T126">Druhý podn</text:span><text:span text:style-name="T127">ět</text:span><text:span text:style-name="T128"><text:s/>z roku 2016 se týkal styku rodiče s dítětem. Podnět byl odložen, jelikož stěžovatel svůj podnět ani po výzvě nedoplnil.</text:span></text:p>
        </text:list-item>
        <text:list-item>
          <text:p text:style-name="P129"><text:span text:style-name="T130">Výhrady st</text:span><text:span text:style-name="T131">ěžovatele v podnětu směřovaly proti činnosti OSPOD jako celku i proti sociální pracovnici OSPOD. Jméno sociální pracovnice ni</text:span><text:span text:style-name="T132">cméně stěžovatel neuvedl, a ani nedoplnil písemnosti, ze kterých by bylo možné pověřenou sociální pracovnici dohledat.<text:s/></text:span></text:p>
        </text:list-item>
        <text:list-item>
          <text:p text:style-name="P133"><text:span text:style-name="T134">Podn</text:span><text:span text:style-name="T135">ět z roku 2017 se týkal zprávy OSPOD soudu k návrhu rodiče na předběžné opatření o jeho péči o děti, poučení rodiče, že po vydání us</text:span><text:span text:style-name="T136">nesení o předběžném opatření o péči rodiče může žádat soud o úpravu styku s dětmi, reakce OSPOD na podněty rodiče a prarodiče, námitky stranění rodiči. Po provedeném šetření bylo shledáno pochybení v tom, že OSPOD rodiče o prošetření podnětů rodiče a praro</text:span><text:span text:style-name="T137">diče informoval se zpožděním. V ostatních oblastech nebylo shledáno pochybení.</text:span></text:p>
        </text:list-item>
        <text:list-item>
          <text:p text:style-name="P138"><text:span text:style-name="T139">Výhrady st</text:span><text:span text:style-name="T140">ěžovatele v podnětu směřovaly proti sociální pracovnici Mgr. D. P.</text:span></text:p>
        </text:list-item>
        <text:list-item>
          <text:p text:style-name="P141"><text:span text:style-name="T142">Druhý podn</text:span><text:span text:style-name="T143">ět z roku 2017 se týkal jednání zaměstnance Magistrátu města Zlín na schůzce OSPOD. Podnět</text:span><text:span text:style-name="T144"><text:s/>nesplňoval zákonné náležitosti, stěžovatel nepodal stížnost tajemníkovi Magistrátu města Zlín. Nebylo proto zahájeno šetření.</text:span></text:p>
        </text:list-item>
        <text:list-item>
          <text:p text:style-name="P145"><text:span text:style-name="T146">Výhrady st</text:span><text:span text:style-name="T147">ěžovatele v podnětu směřovaly proti činnosti OSPOD jako celku. Jméno sociální pracovnice stěžovatel neuvedl, a ani nedo</text:span><text:span text:style-name="T148">plnil písemnosti, ze kterých by bylo možné pověřenou sociální pracovnici dohledat.<text:s/></text:span></text:p>
        </text:list-item>
        <text:list-item>
          <text:p text:style-name="P149"><text:span text:style-name="T150">T</text:span><text:span text:style-name="T151">řetí podnět z roku 2017 se v části týkal soudní moci, do níž nemůže ochránce zasahovat a ve zbytku nebylo šetření vůči OSPOD zahájeno, jelikož podnět nesplňoval zákonné ná</text:span><text:span text:style-name="T152">ležitosti, stěžovatel nepodal stížnost tajemníkovi Magistrátu města Zlín. Nebylo proto zahájeno šetření.</text:span></text:p>
        </text:list-item>
        <text:list-item>
          <text:p text:style-name="P153"><text:span text:style-name="T154">Výhrady st</text:span><text:span text:style-name="T155">ěžovatele v podnětu směřovaly proti činnosti OSPOD jako celku. Jméno sociální pracovnice stěžovatel neuvedl, a ani nedoplnil písemnosti, ze k</text:span><text:span text:style-name="T156">terých by bylo možné pověřenou sociální pracovnici dohledat.<text:s/></text:span></text:p>
        </text:list-item>
        <text:list-item>
          <text:p text:style-name="P157">Čtvrtý podnět z roku 2017 se týkal osvojení dítěte. Podnět byl odložen, jelikož stěžovatel jej na základě výzvy nedoplnil.</text:p>
        </text:list-item>
        <text:list-item>
          <text:p text:style-name="P158"><text:span text:style-name="T159">Výhrady st</text:span><text:span text:style-name="T160">ěžovatele v podnětu směřovaly proti vedoucí OSPOD Mgr. S. a s</text:span><text:span text:style-name="T161">ociální pracovnici Mgr. H.</text:span></text:p>
        </text:list-item>
        <text:list-item>
          <text:p text:style-name="P162"><text:span text:style-name="T163">První podn</text:span><text:span text:style-name="T164">ět z roku 2018 se týkal nevhodného chování sociální pracovnice a styku rodiče s dítětem. Podnět nesplňoval zákonné náležitosti, stěžovatel nepodal stížnost tajemníkovi Magistrátu města Zlín. Nebylo proto zahájeno šetřen</text:span><text:span text:style-name="T165">í.</text:span></text:p>
        </text:list-item>
        <text:list-item>
          <text:p text:style-name="P166"><text:span text:style-name="T167">Výhrady st</text:span><text:span text:style-name="T168">ěžovatele v podnětu směřovaly proti vedoucí OSPOD Mgr. S. a sociálním pracovnicím S. a Bc. V.</text:span></text:p>
        </text:list-item>
        <text:list-item>
          <text:p text:style-name="P169"><text:span text:style-name="T170">Druhý podn</text:span><text:span text:style-name="T171">ět z roku 2018 se týkal zpráv OSPOD pro soud a zprostředkování mimosoudní dohody mezi rodiči. Po provedeném šetření bylo zjištěno, že OSPOD</text:span><text:span text:style-name="T172"><text:s/>nepochybil při formulaci svých zpráv pro soud a návrhů v nich a taktéž nepochybil, neboť nebyl nečinný a usiloval o zprostředkování mimosoudní dohody rodičů o změně času styku rodiče s dítětem.</text:span></text:p>
        </text:list-item>
        <text:list-item>
          <text:p text:style-name="P173"><text:span text:style-name="T174">Výhrady st</text:span><text:span text:style-name="T175">ěžovatele v podnětu směřovaly proti sociální pracov</text:span><text:span text:style-name="T176">nici Mgr. Z..</text:span></text:p>
        </text:list-item>
        <text:list-item>
          <text:p text:style-name="P177"><text:span text:style-name="T178">První podn</text:span><text:span text:style-name="T179">ět z roku 2020 se týkal hájení nejlepšího zájmu dětí a zjišťování jejich názoru. Po provedeném šetření bylo zjištěno, že OSPOD nepochybil ani v jedné z oblastí.</text:span></text:p>
        </text:list-item>
        <text:list-item>
          <text:p text:style-name="P180"><text:span text:style-name="T181">Výhrady st</text:span><text:span text:style-name="T182">ěžovatele v podnětu směřovaly proti činnosti OSPOD jako celku</text:span><text:span text:style-name="T183">. V písemnostech doplněných stěžovatelem po zahájení šetření se již vyskytují i výhrady konkrétně vůči pověřené sociální pracovnici paní Z.</text:span></text:p>
        </text:list-item>
        <text:list-item>
          <text:p text:style-name="P184"><text:span text:style-name="T185">Druhý podn</text:span><text:span text:style-name="T186">ět z roku 2020 je Vaším podnětem a ve věci zatím nebylo skončeno šetření.<text:s/></text:span></text:p>
        </text:list-item>
        <text:list-item>
          <text:p text:style-name="P187"><text:span text:style-name="T188">Vaše výhrady v podn</text:span><text:span text:style-name="T189">ětu směřoval</text:span><text:span text:style-name="T190">y proti vedoucí OSPOD Mgr. S. a dále proti sociálním pracovnicím Bc. Ha., DiS. S. <text:s/>a paní M. Taktéž jste rozporoval písemnost podepsanou vedoucí odboru sociálních věcí Ing. P.</text:span></text:p>
        </text:list-item>
        <text:list-item>
          <text:p text:style-name="P191"><text:span text:style-name="T192">Stížnost z roku 2021 se týkala namítaného stran</text:span><text:span text:style-name="T193">ění jednomu z rodičů, způsobu vyř</text:span><text:span text:style-name="T194">ízení stížnosti a hodnocení rodičovských kompetencí. Ve věci bylo zahájeno šetření, které zatím nebylo ukončeno.</text:span></text:p>
        </text:list-item>
        <text:list-item>
          <text:p text:style-name="P195"><text:span text:style-name="T196">Výhrady st</text:span><text:span text:style-name="T197">ěžovatele v podnětu směřovaly proti vedoucí OSPOD Mgr. S. a sociálním pracovnicím Mgr. Z. a Mgr. M..</text:span></text:p>
        </text:list-item>
      </text:list>
      <text:p text:style-name="P198"><text:span text:style-name="T199">Záv</text:span><text:span text:style-name="T200">ěrem mi dovolte ještě jednou<text:s/></text:span><text:span text:style-name="T201">zdůraznit, že stížnosti stěžovatelů vždy nesměřují přímo proti určité sociální pracovnici. Šetření veřejného ochránce práv není vedeno proti konkrétní sociální pracovnici, ale OSPOD jako součásti úřadu. Stejně tak i pochybení nejsou vytýkána konkrétnímu so</text:span><text:span text:style-name="T202">ciálnímu pracovníkovi, ale OSPOD jako celku.</text:span></text:p>
      <text:p text:style-name="P203"/>
      <text:p text:style-name="P204">S pozdravem</text:p>
      <text:p text:style-name="P205"/>
      <text:p text:style-name="P206"><text:span text:style-name="T207">JUDr. Pavel Po</text:span><text:span text:style-name="T208">řízek, Ph.D., v. r.</text:span></text:p>
      <text:p text:style-name="P209"><text:span text:style-name="T210">vedoucí Kancelá</text:span><text:span text:style-name="T211">ře veřejného ochránce práv</text:span></text:p>
      <text:p text:style-name="P212">(podepsáno elektronicky)</text:p>
      <text:p text:style-name="P213"/>
      <text:p text:style-name="P214"/>
      <text:p text:style-name="P215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LBP1*</text:span></text:p>
        <text:p text:style-name="P12"><text:span text:style-name="T13">KVOPX00BLBP1</text:span>KVOPX00BLBP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8-19T07:19:00Z</meta:creation-date>
    <dc:date>2021-08-19T07:26:00Z</dc:date>
    <meta:print-date>2021-08-04T12:50:00Z</meta:print-date>
    <meta:template xlink:href="KVOP_dopis%20vedoucího" xlink:type="simple"/>
    <meta:editing-cycles>7</meta:editing-cycles>
    <meta:editing-duration>PT420S</meta:editing-duration>
    <meta:user-defined meta:name="ContentTypeId">0x010100D3A71DC738674B4893D02C4CA0E22FAC</meta:user-defined>
    <meta:document-statistic meta:page-count="5" meta:paragraph-count="20" meta:word-count="1495" meta:character-count="10301" meta:row-count="73" meta:non-whitespace-character-count="8826"/>
  </office:meta>
</office:document-meta>
</file>